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 style:font-pitch="variable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roman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style:font-name="Times New Roman" style:font-name-complex="Times New Roman" fo:font-size="22pt" style:font-size-asian="22pt" style:font-size-complex="22pt"/>
    </style:style>
    <style:style style:name="T26" style:parent-style-name="Основнойшрифтабзаца" style:family="text">
      <style:text-properties style:font-name="Times New Roman" style:font-name-complex="Times New Roman" fo:font-size="22pt" style:font-size-asian="22pt" style:font-size-complex="2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size="20pt" style:font-size-asian="20pt" style:font-size-complex="20pt"/>
    </style:style>
    <style:style style:name="P2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P35" style:parent-style-name="Standard" style:family="paragraph">
      <style:text-properties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P38" style:parent-style-name="Standard" style:family="paragraph">
      <style:text-properties fo:font-size="18pt" style:font-size-asian="18pt" style:font-size-complex="18pt"/>
    </style:style>
    <style:style style:name="P39" style:parent-style-name="Standard" style:family="paragraph">
      <style:paragraph-properties fo:text-align="end"/>
    </style:style>
    <style:style style:name="T40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41" style:parent-style-name="Standard" style:family="paragraph">
      <style:paragraph-properties fo:text-align="end"/>
    </style:style>
    <style:style style:name="T42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43" style:parent-style-name="Standard" style:family="paragraph">
      <style:paragraph-properties fo:text-align="end"/>
    </style:style>
    <style:style style:name="P44" style:parent-style-name="Standard" style:family="paragraph">
      <style:paragraph-properties fo:text-align="end"/>
    </style:style>
    <style:style style:name="P45" style:parent-style-name="Standard" style:family="paragraph">
      <style:paragraph-properties fo:text-align="end"/>
    </style:style>
    <style:style style:name="P46" style:parent-style-name="Standard" style:family="paragraph">
      <style:paragraph-properties fo:text-align="end"/>
    </style:style>
    <style:style style:name="P47" style:parent-style-name="Standard" style:family="paragraph">
      <style:paragraph-properties fo:text-align="end"/>
    </style:style>
    <style:style style:name="P48" style:parent-style-name="Standard" style:family="paragraph">
      <style:paragraph-properties fo:text-align="end"/>
    </style:style>
    <style:style style:name="P49" style:parent-style-name="Standard" style:family="paragraph">
      <style:paragraph-properties fo:text-align="end"/>
    </style:style>
    <style:style style:name="P50" style:parent-style-name="Standard" style:family="paragraph">
      <style:paragraph-properties fo:text-align="center"/>
    </style:style>
    <style:style style:name="T51" style:parent-style-name="Основнойшрифтабзаца" style:family="text">
      <style:text-properties style:font-name="Times New Roman" style:font-name-complex="Times New Roman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style:font-name="Times New Roman" style:font-name-complex="Times New Roman"/>
    </style:style>
    <style:style style:name="T54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55" style:parent-style-name="Основнойшрифтабзаца" style:family="text">
      <style:text-properties style:font-name="Times New Roman" style:font-name-complex="Courier New"/>
    </style:style>
    <style:style style:name="T56" style:parent-style-name="Основнойшрифтабзаца" style:family="text">
      <style:text-properties style:font-name="Times New Roman" style:font-name-complex="Courier New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fo:language="en" fo:country="US"/>
    </style:style>
    <style:style style:name="P59" style:parent-style-name="Standard" style:family="paragraph">
      <style:text-properties style:font-name="Times New Roman" style:font-name-complex="Times New Roman" fo:language="en" fo:country="US"/>
    </style:style>
    <style:style style:name="P60" style:parent-style-name="Standard" style:family="paragraph">
      <style:text-properties style:font-name="Times New Roman" style:font-name-complex="Times New Roman" fo:language="en" fo:country="US"/>
    </style:style>
    <style:style style:name="P61" style:parent-style-name="Standard" style:family="paragraph">
      <style:text-properties style:font-name="Times New Roman" style:font-name-complex="Times New Roman" fo:language="en" fo:country="US"/>
    </style:style>
    <style:style style:name="P62" style:parent-style-name="Standard" style:family="paragraph">
      <style:text-properties style:font-name="Times New Roman" style:font-name-complex="Times New Roman" fo:language="en" fo:country="US"/>
    </style:style>
    <style:style style:name="P63" style:parent-style-name="Standard" style:family="paragraph">
      <style:text-properties style:font-name="Times New Roman" style:font-name-complex="Times New Roman" fo:language="en" fo:country="US"/>
    </style:style>
    <style:style style:name="P64" style:parent-style-name="Standard" style:family="paragraph">
      <style:text-properties style:font-name="Times New Roman" style:font-name-complex="Times New Roman" fo:language="en" fo:country="US"/>
    </style:style>
    <style:style style:name="P65" style:parent-style-name="Standard" style:family="paragraph">
      <style:text-properties style:font-name="Times New Roman" style:font-name-complex="Times New Roman" fo:language="en" fo:country="US"/>
    </style:style>
    <style:style style:name="P66" style:parent-style-name="Standard" style:family="paragraph">
      <style:text-properties style:font-name="Times New Roman" style:font-name-complex="Times New Roman" fo:language="en" fo:country="US"/>
    </style:style>
    <style:style style:name="P67" style:parent-style-name="Standard" style:family="paragraph">
      <style:text-properties style:font-name="Times New Roman" style:font-name-complex="Times New Roman" fo:language="en" fo:country="US"/>
    </style:style>
    <style:style style:name="P68" style:parent-style-name="Standard" style:family="paragraph">
      <style:text-properties style:font-name="Times New Roman" style:font-name-complex="Times New Roman" fo:language="en" fo:country="US"/>
    </style:style>
    <style:style style:name="P69" style:parent-style-name="Standard" style:family="paragraph">
      <style:text-properties style:font-name="Times New Roman" style:font-name-complex="Times New Roman" fo:language="en" fo:country="US"/>
    </style:style>
    <style:style style:name="P70" style:parent-style-name="Standard" style:family="paragraph">
      <style:text-properties style:font-name="Times New Roman" style:font-name-complex="Times New Roman" fo:language="en" fo:country="US"/>
    </style:style>
    <style:style style:name="P71" style:parent-style-name="Standard" style:family="paragraph">
      <style:text-properties style:font-name="Times New Roman" style:font-name-complex="Times New Roman" fo:language="en" fo:country="US"/>
    </style:style>
    <style:style style:name="P72" style:parent-style-name="Standard" style:family="paragraph">
      <style:text-properties style:font-name="Times New Roman" style:font-name-complex="Times New Roman" fo:language="en" fo:country="US"/>
    </style:style>
    <style:style style:name="P73" style:parent-style-name="Standard" style:family="paragraph">
      <style:text-properties style:font-name="Times New Roman" style:font-name-complex="Times New Roman" fo:language="en" fo:country="US"/>
    </style:style>
    <style:style style:name="P74" style:parent-style-name="Standard" style:family="paragraph">
      <style:text-properties style:font-name="Times New Roman" style:font-name-complex="Times New Roman" fo:language="en" fo:country="US"/>
    </style:style>
    <style:style style:name="P75" style:parent-style-name="Standard" style:family="paragraph">
      <style:text-properties style:font-name="Times New Roman" style:font-name-complex="Times New Roman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 fo:font-weight="bold" style:font-weight-asian="bold"/>
    </style:style>
    <style:style style:name="P77" style:parent-style-name="Standard" style:family="paragraph">
      <style:paragraph-properties fo:text-align="center"/>
    </style:style>
    <style:style style:name="T78" style:parent-style-name="Основнойшрифтабзаца" style:family="text">
      <style:text-properties style:font-name="Times New Roman" style:font-name-complex="Times New Roman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language-asian="ru" style:country-asian="RU" style:language-complex="ar" style:country-complex="SA"/>
    </style:style>
    <style:style style:name="P80" style:parent-style-name="Standard" style:family="paragraph">
      <style:paragraph-properties fo:text-align="center"/>
      <style:text-properties style:font-name="Times New Roman" style:font-name-complex="Times New Roman" fo:font-size="10pt" style:font-size-asian="10pt" style:font-size-complex="10pt"/>
    </style:style>
    <style:style style:name="P81" style:parent-style-name="Standard" style:family="paragraph">
      <style:paragraph-properties fo:text-align="center"/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P83" style:parent-style-name="Standard" style:family="paragraph">
      <style:paragraph-properties fo:text-align="center"/>
    </style:style>
    <style:style style:name="T84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85" style:parent-style-name="Standard" style:family="paragraph">
      <style:paragraph-properties fo:text-align="center"/>
    </style:style>
    <style:style style:name="T86" style:parent-style-name="Основнойшрифтабзаца" style:family="text">
      <style:text-properties style:language-asian="ru" style:country-asian="RU" style:language-complex="ar" style:country-complex="SA"/>
    </style:style>
    <style:style style:name="P87" style:parent-style-name="Standard" style:family="paragraph">
      <style:paragraph-properties fo:text-align="center"/>
    </style:style>
    <style:style style:name="T8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Федеральное государственное бюджетное образовательное учреждение высшего образования «</text:span><text:span text:style-name="T3">Алтайский государственный педагогический университет</text:span><text:span text:style-name="T4">»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Практикум по решению<text:s/></text:span><text:span text:style-name="T26">предметных задач</text:span></text:p>
      <text:p text:style-name="P27">Геометрические задачи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Выполнила студентка</text:span></text:p>
      <text:p text:style-name="P41"><text:span text:style-name="T42">гр. 3217д, Бандура А.В.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1">г. Барнаул, 2024 год</text:span></text:p>
      <text:soft-page-break/>
      <text:p text:style-name="P52"><text:span text:style-name="T53">Вариант-2</text:span></text:p>
      <text:p text:style-name="Standard"><text:span text:style-name="T54">Задание:<text:s/></text:span><text:span text:style-name="T55">2</text:span><text:span text:style-name="T56"><text:tab/>Проверить, является ли многоугольник, заданный координатами своих вершин, выпуклым.</text:span></text:p>
      <text:p text:style-name="Standard"><text:span text:style-name="T57">Решение</text:span><text:span text:style-name="T58">:</text:span></text:p>
      <text:p text:style-name="P59">def is_convex_polygon(vertices):</text:p>
      <text:p text:style-name="P60"><text:s text:c="4"/>n = len(vertices)</text:p>
      <text:p text:style-name="P61"><text:s text:c="4"/>if n &lt;<text:s/>3:</text:p>
      <text:p text:style-name="P62"><text:s text:c="8"/>return False <text:s/></text:p>
      <text:p text:style-name="P63"><text:s text:c="4"/>def cross_product(o, a, b):</text:p>
      <text:p text:style-name="P64"><text:s text:c="8"/>return (a[0] - o[0]) * (b[1] - o[1]) - (a[1] - o[1]) * (b[0] - o[0])</text:p>
      <text:p text:style-name="P65"><text:s text:c="4"/>sign = 0</text:p>
      <text:p text:style-name="P66"><text:s text:c="4"/>for i in range(n):</text:p>
      <text:p text:style-name="P67"><text:s text:c="8"/>cp = cross_product(vertices[i], vertices[(i + 1) % n], vertices[(i + 2) %<text:s/>n])</text:p>
      <text:p text:style-name="P68"><text:s text:c="8"/>if cp != 0:</text:p>
      <text:p text:style-name="P69"><text:s text:c="12"/>if sign == 0:</text:p>
      <text:p text:style-name="P70"><text:s text:c="16"/>sign = 1 if cp &gt; 0 else -1</text:p>
      <text:p text:style-name="P71"><text:s text:c="12"/>elif (cp &gt; 0 and sign &lt; 0) or (cp &lt; 0 and sign &gt; 0):</text:p>
      <text:p text:style-name="P72"><text:s text:c="16"/>return "Невыпуклый"</text:p>
      <text:p text:style-name="P73"><text:s text:c="4"/>return "Выпуклый"</text:p>
      <text:p text:style-name="P74">vertices = [(0, 0), (1, 1), (1, 0), (1,<text:s/>1)]</text:p>
      <text:p text:style-name="P75">print(is_convex_polygon(vertices)) <text:s/></text:p>
      <text:p text:style-name="Standard"><text:span text:style-name="T76">Тестирование:</text:span></text:p>
      <text:p text:style-name="P77"><text:span text:style-name="T78"><text:s/></text:span><text:span text:style-name="T79"><draw:frame draw:style-name="a0" draw:name="Рисунок 1" text:anchor-type="as-char" svg:x="0in" svg:y="0in" svg:width="5.14567in" svg:height="0.38543in" style:rel-width="scale" style:rel-height="scale"><draw:image xlink:href="media/image1.png" xlink:type="simple" xlink:show="embed" xlink:actuate="onLoad"/><svg:title/><svg:desc/></draw:frame></text:span></text:p>
      <text:p text:style-name="P80">Рис.1 Первое тестирование</text:p>
      <text:p text:style-name="P81"><text:span text:style-name="T82"><draw:frame draw:style-name="a1" draw:name="Рисунок 4" text:anchor-type="as-char" svg:x="0in" svg:y="0in" svg:width="4.85433in" svg:height="0.32283in" style:rel-width="scale" style:rel-height="scale"><draw:image xlink:href="media/image2.png" xlink:type="simple" xlink:show="embed" xlink:actuate="onLoad"/><svg:title/><svg:desc/></draw:frame></text:span></text:p>
      <text:p text:style-name="P83"><text:span text:style-name="T84">Рис.2 Второе тестирование</text:span></text:p>
      <text:p text:style-name="P85"><text:span text:style-name="T86"><draw:frame draw:style-name="a2" draw:name="Рисунок 5" text:anchor-type="as-char" svg:x="0in" svg:y="0in" svg:width="5.95748in" svg:height="0.35197in" style:rel-width="scale" style:rel-height="scale"><draw:image xlink:href="media/image3.png" xlink:type="simple" xlink:show="embed" xlink:actuate="onLoad"/><svg:title/><svg:desc/></draw:frame></text:span></text:p>
      <text:p text:style-name="P87"><text:span text:style-name="T88">Рис.3 Третье тестирование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T Astra Serif" svg:font-family="PT Astra Serif" style:font-family-generic="roman" style:font-pitch="variable"/>
    <style:font-face style:name="Tahoma" svg:font-family="Tahoma" style:font-family-generic="swiss" style:font-pitch="variable" svg:panose-1="2 11 6 4 3 5 4 4 2 4"/>
    <style:font-face style:name="Noto Sans Devanagari" svg:font-family="Noto Sans Devanagari" style:font-family-generic="roman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PT Astra Serif" style:font-name-asian="Tahoma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asian="PT Astra Serif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PT Astra Serif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PT Astra Seri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Владимир</meta:initial-creator>
    <dc:creator>Пользователь Windows</dc:creator>
    <meta:creation-date>2025-01-30T16:09:00Z</meta:creation-date>
    <dc:date>2025-01-30T16:09:00Z</dc:date>
    <meta:template xlink:href="Normal" xlink:type="simple"/>
    <meta:editing-cycles>2</meta:editing-cycles>
    <meta:editing-duration>PT60S</meta:editing-duration>
    <meta:document-statistic meta:page-count="2" meta:paragraph-count="2" meta:word-count="168" meta:character-count="1130" meta:row-count="8" meta:non-whitespace-character-count="964"/>
  </office:meta>
</office:document-meta>
</file>